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d8f2a"/>
    </style:style>
    <style:style style:name="P3" style:family="paragraph" style:parent-style-name="Text_20_body" style:list-style-name="L1">
      <style:text-properties officeooo:paragraph-rsid="001d8f2a"/>
    </style:style>
    <style:style style:name="P4" style:family="paragraph" style:parent-style-name="Text_20_body">
      <style:text-properties officeooo:rsid="0023b946" officeooo:paragraph-rsid="0023b946"/>
    </style:style>
    <style:style style:name="P5" style:family="paragraph" style:parent-style-name="Text_20_body" style:list-style-name="L2">
      <style:paragraph-properties fo:margin-top="0cm" fo:margin-bottom="0cm" loext:contextual-spacing="false"/>
    </style:style>
    <style:style style:name="P6" style:family="paragraph" style:parent-style-name="Title">
      <style:text-properties officeooo:rsid="001bf4e9" officeooo:paragraph-rsid="001bf4e9"/>
    </style:style>
    <style:style style:name="T1" style:family="text">
      <style:text-properties fo:font-style="italic" style:font-style-asian="italic" style:font-style-complex="italic"/>
    </style:style>
    <style:style style:name="T2" style:family="text">
      <style:text-properties officeooo:rsid="00184001"/>
    </style:style>
    <style:style style:name="T3" style:family="text">
      <style:text-properties officeooo:rsid="0019bbc0"/>
    </style:style>
    <style:style style:name="T4" style:family="text">
      <style:text-properties officeooo:rsid="001a8bb6"/>
    </style:style>
    <style:style style:name="T5" style:family="text">
      <style:text-properties officeooo:rsid="001bf4e9"/>
    </style:style>
    <style:style style:name="T6" style:family="text">
      <style:text-properties officeooo:rsid="001d8f2a"/>
    </style:style>
    <style:style style:name="T7" style:family="text">
      <style:text-properties officeooo:rsid="0021202a"/>
    </style:style>
    <style:style style:name="T8" style:family="text">
      <style:text-properties style:text-position="super 58%" officeooo:rsid="001bf4e9"/>
    </style:style>
    <style:style style:name="T9" style:family="text">
      <style:text-properties style:text-position="super 58%" officeooo:rsid="0021202a"/>
    </style:style>
    <style:style style:name="T10" style:family="text">
      <style:text-properties officeooo:rsid="00231e7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itle: What characteristics are required for Global Address applications in the 21st century?</text:h>
      <text:p text:style-name="Author"><text:span text:style-name="T10">Dr. </text:span>Anthony Beck (<text:span text:style-name="T2">GeoLytics Ltd.</text:span>)</text:p>
      <text:p text:style-name="Date">6th March</text:p>
      <text:p text:style-name="Text_20_body">18:30 - 19:45<text:tab/>What characteristics are required for Global Address applications in the 21st century?</text:p>
      <text:p text:style-name="Text_20_body">Speaker: Dr Ant Beck</text:p>
      <text:p text:style-name="Text_20_body">Venue: Room 4.31, University of Edinburgh Informatics Forum, 10 Crichton Street, Edinburgh, EH8 9AB</text:p>
      <text:p text:style-name="P4">[BCS link](<text:a xlink:type="simple" xlink:href="http://www.edinburgh.bcs.org/events/index.htm" text:style-name="Internet_20_link" text:visited-style-name="Visited_20_Internet_20_Link">http://www.edinburgh.bcs.org/events/index.htm</text:a>)</text:p>
      <text:p text:style-name="P4">[GIT link]()</text:p>
      <text:p text:style-name="Date"/>
      <text:h text:style-name="Heading_20_1" text:outline-level="1">Bio</text:h>
      <text:p text:style-name="P2"><text:span text:style-name="T3">Ant</text:span> is as an interdisciplinar<text:span text:style-name="T3">ian</text:span> working at the interfaces of geo-science, heritage, smart-cities, remote sensing, plant and soil science, computing and knowledge engineering. <text:span text:style-name="T3">He has</text:span> undertaken research in a number of contrasting <text:span text:style-name="T6">fields</text:span> (humanities, social science and science) and <text:span text:style-name="T4">is</text:span> committed to approaches that maximize academic, industry, policy and public impact. <text:span text:style-name="T4">Project work include:</text:span></text:p>
      <text:list xml:id="list1996133777" text:style-name="L1">
        <text:list-item>
          <text:p text:style-name="P3">large scale data integration in the <text:span text:style-name="T6">u</text:span>tility sector (the award winning UK Water Industry Research projects Mapping the Underworld and VISTA),</text:p>
        </text:list-item>
        <text:list-item>
          <text:p text:style-name="P3">heritage remote sensing <text:span text:style-name="T6">(landscape programmes in India and Syria and hyperspectral imaging in the UK) and</text:span> <text:s text:c="2"/></text:p>
        </text:list-item>
        <text:list-item>
          <text:p text:style-name="P3"><text:span text:style-name="T2">digital transformation programmes (addressing frameworks at United Utilities and land administration domain modelling at Registers of Scotland)</text:span>. </text:p>
        </text:list-item>
      </text:list>
      <text:p text:style-name="P2">He is a passionate advocate of Open Science and sees this as a way to increase the impact of science in society. <text:span text:style-name="T2">Since 2015 Ant has provided GIScience, Knowledge Engineering and Data Analytics consultancy services. He is currently undertaking a conceptual redesign of Scotland's Land Register. Ant is still research active: he was the lead author on an </text:span><text:a xlink:type="simple" xlink:href="https://journals.sagepub.com/doi/abs/10.1177/2399808318762436?journalCode=epbb" text:style-name="Internet_20_link" text:visited-style-name="Visited_20_Internet_20_Link"><text:span text:style-name="T2">urban energy modelling paper published in 2018</text:span></text:a><text:span text:style-name="T2"> and is a co-author on a recently submitted subsurface utility detection paper. He is a father. He juggles. </text:span></text:p>
      <text:p text:style-name="Text_20_body"><text:soft-page-break/></text:p>
      <text:h text:style-name="Heading_20_1" text:outline-level="1">Abstract<text:span text:style-name="T5">: What characteristics are required for Global Address applications in the 21</text:span><text:span text:style-name="T8">st</text:span><text:span text:style-name="T5"> century?</text:span></text:h>
      <text:p text:style-name="First_20_paragraph">An address is much more than a representation of a property: when included as part of a nation’s infrastructure, an address helps to provide social and legal identity. By providing a fundamental knowledge base to inform decision making and action, addresses help to develop, implement and support other critical national policies such as:</text:p>
      <text:list xml:id="list1685888787" text:style-name="L2">
        <text:list-item>
          <text:p text:style-name="P5">Governance</text:p>
        </text:list-item>
        <text:list-item>
          <text:p text:style-name="P5">Urban development and management</text:p>
        </text:list-item>
        <text:list-item>
          <text:p text:style-name="P5">Migration and social integration</text:p>
        </text:list-item>
        <text:list-item>
          <text:p text:style-name="P5">Security</text:p>
        </text:list-item>
        <text:list-item>
          <text:p text:style-name="P5">Economy and commerce</text:p>
        </text:list-item>
        <text:list-item>
          <text:p text:style-name="P5">Environmental sustainability, risk and disaster management</text:p>
        </text:list-item>
      </text:list>
      <text:p text:style-name="First_20_paragraph"><text:span text:style-name="T1">Addressing the world: an address for everyone</text:span> co-ordinated by the Universal Postal Union documents in detail the problems that poor address infrastructure and address interoperability pose. As part of the solution this white paper neatly summarises the <text:span text:style-name="T1">state of the art</text:span> in addressing and advocates approaches to improve addressing aimed at nation states. Key to this is the assumption that an address requires a <text:span text:style-name="T1">road network</text:span>, a <text:span text:style-name="T1">street name</text:span> and a <text:span text:style-name="T1">house number</text:span>. This <text:span text:style-name="T1">national address infrastructure</text:span> can be a significant barrier to implementation and can starkly highlight the division between urban and rural communities. <text:span text:style-name="T7">However, technology is disrupting this status-quo and the 21</text:span><text:span text:style-name="T9">st</text:span><text:span text:style-name="T7"> Century will see significant change in address infrastructure.</text:span></text:p>
      <text:p text:style-name="Text_20_body">This p<text:span text:style-name="T7">resentation</text:span> examines the assumption that <text:span text:style-name="T1">credible addresses</text:span> require an underlying <text:span text:style-name="T1">address infrastructure</text:span>. By removing the need for address infrastucture (and conflation of national address systems) it is possible to define the characteristics of a <text:span text:style-name="T1">global address framework</text:span>. <text:span text:style-name="T7">Inevitably any global address framework will take advantage of Global Navigation Satellite System (GNSS) positioning (such as GPS). However, the characteristics of how this is implemented will have significant implications in their re-use scenarios. We will discuss the</text:span> key characteristics of a global address framework <text:span text:style-name="T7">in terms of </text:span>impact.</text:p>
      <text:p text:style-name="Text_20_body">Poor’ &amp; Nations Development Programme’, 2008. <text:span text:style-name="T1">Making the law work for everyone: Vol 1 - report of the commission on legal empowerment of the poor</text:span>, Available at: <text:a xlink:type="simple" xlink:href="http://www.unrol.org/doc.aspx?n=Making_the_Law_Work_for_Everyone.pdf" text:style-name="Internet_20_link" text:visited-style-name="Visited_20_Internet_20_Link"><text:span text:style-name="Definition">http://www.unrol.org/doc.aspx?n=Making_the_Law_Work_for_Everyone.pdf</text:span></text:a> [Accessed January 12, 2015].</text:p>
      <text:p text:style-name="Text_20_body">UPU, 2012. <text:span text:style-name="T1">Addressing the world: an address for everyone</text:span>, Universal Postal Union. Available at: <text:a xlink:type="simple" xlink:href="http://www.upu.int/en/activities/addressing/addressing-the-world-initiative.html" text:style-name="Internet_20_link" text:visited-style-name="Visited_20_Internet_20_Link"><text:span text:style-name="Definition">http://www.upu.int/en/activities/addressing/addressing-the-world-initiative.html</text:span></text:a> [Accessed November 5,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hat does a Global Address Framework look like?</dc:title>
    <dc:date>2019-02-02T08:27:47.291597203</dc:date>
    <meta:editing-duration>PT3H21M37S</meta:editing-duration>
    <meta:editing-cycles>8</meta:editing-cycles>
    <meta:generator>LibreOffice/6.1.4.2$Linux_X86_64 LibreOffice_project/10$Build-2</meta:generator>
    <meta:document-statistic meta:table-count="0" meta:image-count="0" meta:object-count="0" meta:page-count="2" meta:paragraph-count="27" meta:word-count="594" meta:character-count="4148" meta:non-whitespace-character-count="3584"/>
  </office:meta>
</office:document-meta>
</file>